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style:text-position="0% 100%" fo:font-size="14pt" style:text-underline-style="solid" style:text-underline-width="auto" style:text-underline-color="font-color" fo:font-weight="bold" officeooo:rsid="00c666a0" officeooo:paragraph-rsid="00c833f4" style:font-size-asian="14pt" style:font-weight-asian="bold" style:font-size-complex="14pt" style:font-weight-complex="bold"/>
    </style:style>
    <style:style style:name="P7" style:family="paragraph" style:parent-style-name="Standard">
      <style:text-properties fo:font-size="14pt" officeooo:rsid="00c833f4" officeooo:paragraph-rsid="00c833f4" style:font-size-asian="14pt" style:font-size-complex="14pt"/>
    </style:style>
    <style:style style:name="P8" style:family="paragraph" style:parent-style-name="Standard">
      <style:text-properties fo:font-size="14pt" officeooo:paragraph-rsid="00c833f4" style:font-size-asian="14pt" style:font-size-complex="14pt"/>
    </style:style>
    <style:style style:name="P9" style:family="paragraph" style:parent-style-name="Standard">
      <style:text-properties fo:font-size="14pt" officeooo:rsid="00c8ae1b" officeooo:paragraph-rsid="00c8ae1b" style:font-size-asian="14pt" style:font-size-complex="14pt"/>
    </style:style>
    <style:style style:name="P10" style:family="paragraph" style:parent-style-name="Standard">
      <style:text-properties fo:font-size="14pt" officeooo:paragraph-rsid="00c8ae1b" style:font-size-asian="14pt" style:font-size-complex="14pt"/>
    </style:style>
    <style:style style:name="P11" style:family="paragraph" style:parent-style-name="Standard">
      <style:text-properties fo:font-size="14pt" fo:font-weight="normal" officeooo:rsid="00c8ae1b" officeooo:paragraph-rsid="00c8ae1b" style:font-size-asian="14pt" style:font-weight-asian="normal" style:font-size-complex="14pt" style:font-weight-complex="normal"/>
    </style:style>
    <style:style style:name="P12" style:family="paragraph" style:parent-style-name="Standard" style:list-style-name="L2">
      <style:text-properties fo:font-size="14pt" fo:font-weight="normal" officeooo:rsid="00c8ae1b" officeooo:paragraph-rsid="00c8ae1b" style:font-size-asian="14pt" style:font-weight-asian="normal" style:font-size-complex="14pt" style:font-weight-complex="normal"/>
    </style:style>
    <style:style style:name="P13" style:family="paragraph" style:parent-style-name="Standard">
      <style:text-properties fo:font-size="14pt" fo:font-weight="normal" officeooo:rsid="00c9c7e5" officeooo:paragraph-rsid="00c9c7e5"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20pt" fo:font-weight="bold" officeooo:paragraph-rsid="00c833f4"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0c8ae1b" style:font-size-asian="20pt" style:font-weight-asian="bold" style:font-size-complex="20pt" style:font-weight-complex="bold"/>
    </style:style>
    <style:style style:name="T1" style:family="text">
      <style:text-properties officeooo:rsid="00071e00"/>
    </style:style>
    <style:style style:name="T2" style:family="text">
      <style:text-properties style:text-underline-style="none" fo:font-weight="normal" style:font-weight-asian="normal" style:font-weight-complex="normal"/>
    </style:style>
    <style:style style:name="T3" style:family="text">
      <style:text-properties officeooo:rsid="00c74ad8"/>
    </style:style>
    <style:style style:name="T4" style:family="text">
      <style:text-properties officeooo:rsid="00c833f4"/>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4">Genuine subspaces of condensations.</text:span></text:p>
      <text:p text:style-name="P1">Richard Parker <text:span text:style-name="T3">25.12</text:span>.201<text:span text:style-name="T1">6</text:span></text:p>
      <text:p text:style-name="P4"/>
      <text:p text:style-name="P5">Section 1 – Introduction</text:p>
      <text:p text:style-name="P3"/>
      <text:p text:style-name="P7">This document is me talking to myself to try to understand the general way of showing that a set of vectors spins up to a genuine subspace in the group algebra. <text:s/>My starting point is that we have two rather different approaches, and I am wondering whether, by combining them, we might get something more powerful than both of them.</text:p>
      <text:p text:style-name="P7"/>
      <text:p text:style-name="P7">One idea, which comes from Felix Noeske, is to add further generators to the condensation algebra to ensure that we have sufficient to generate the entire condensation algebra. <text:s/>The method starts by condensing a permutation representation on a subgroup H which contains our condensation subroup K as a normal subgroup. <text:s/>We spin up H.K and check that we get the whole condensed permutation space. <text:s/>By then adding double-coset representatives of K in H, we guaranteed that any condensed vector spins up to a genuine space.</text:p>
      <text:p text:style-name="P7"/>
      <text:p text:style-name="P7">The other idea is that we condense (in the representation to be investigated) all the cosets of K in H separately, but then we need a further argument to get what we need.</text:p>
      <text:p text:style-name="P7"/>
      <text:p text:style-name="P14">Section <text:span text:style-name="T4">2</text:span> – <text:span text:style-name="T4">What do we hope to do?</text:span></text:p>
      <text:p text:style-name="P8"/>
      <text:p text:style-name="P9">At this point we have to guess what the method will actually deliver. <text:s/>My feeling is that we have a group H whose index is manageable - i.e. we can at least meataxe the condensation of the permutation representation on the cosets of H, and probably other induced representations also, to show that (maybe) all, or sufficiently many irreducibles of H, induced up to G and condensed with E, some specified vector spins up under our condensed algebra to the whole condensed induced space.</text:p>
      <text:p text:style-name="P9"/>
      <text:p text:style-name="P9">What can we achieve by adding generators to our condensation algebra?</text:p>
      <text:p text:style-name="P9"/>
      <text:p text:style-name="P9">In Noeske theory, we have K.g.K and we thereby piece together the entire K.H.K one double coset at a time.</text:p>
      <text:p text:style-name="P9"/>
      <text:p text:style-name="P9">The general theory, it seems to me, replaces the left-hand K by yet another subgroup or something and we are really dealing with three subgroups, not two.</text:p>
      <text:p text:style-name="P9"/>
      <text:p text:style-name="P9">Let's try that.</text:p>
      <text:p text:style-name="P15"><text:soft-page-break/>Section <text:span text:style-name="T4">2</text:span> – <text:span text:style-name="T4">What do we hope to do?</text:span></text:p>
      <text:p text:style-name="P10"/>
      <text:p text:style-name="P11">Ideally we'd like to generalize so that . . .</text:p>
      <text:p text:style-name="P11"/>
      <text:list xml:id="list4711323050961440716" text:style-name="L2">
        <text:list-item>
          <text:p text:style-name="P12">E is an arbitrary group-algebra element of some subgroup K, which may need to be the norm element of K, but we hope not.</text:p>
        </text:list-item>
        <text:list-item>
          <text:p text:style-name="P12">H is a subgroup whose index in G is small enough to attack mechanically</text:p>
        </text:list-item>
        <text:list-item>
          <text:p text:style-name="P12">S is the "small" subgroup of H, where S may need to be normal, but we hope not.</text:p>
        </text:list-item>
      </text:list>
      <text:p text:style-name="P11"/>
      <text:p text:style-name="P11">Our hope is that we can choose some coset sums X of S in H, and (possible augmenting the elements C with elements of the form h.E) we can prove that the spin-up of X under the (possibly augmented) C is closed under g.E for all g in G.</text:p>
      <text:p text:style-name="P11"/>
      <text:p text:style-name="P11">In other words we need to show that every element of the form s.g.E is of the form x.E.c.</text:p>
      <text:p text:style-name="P11"/>
      <text:p text:style-name="P13">Our first step is to deal with the case that g is in H. <text:s/>The two methods take very different approaches to this. <text:s/>The newer idea just takes all the s.h.E into X, which is pretty brute force. <text:s/>Let's see what Noeske can teach us to improve this. <text:s/>In the very special case where E is the norm element of S and idempotent (up to scalars) we can instead include E.h.E as a <text:span text:style-name="T5">generator</text:span><text:span text:style-name="T6"> instead of a vector.</text:span></text:p>
      <text:p text:style-name="P13"><text:span text:style-name="T6"/></text:p>
      <text:p text:style-name="P13"><text:span text:style-name="T6">Surely we can push this a bit further. <text:s/>This is all inside H if we do that, so perhaps we can reduce the list of generators by finding algebra generators for E.h.E, allowing ourselves to multiply them as well as add. <text:s/></text:span><text:s/></text:p>
      <text:p text:style-name="P7"/>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2-25T15:33:28.554613531</dc:date>
    <meta:editing-duration>P4DT7H31M59S</meta:editing-duration>
    <meta:editing-cycles>420</meta:editing-cycles>
    <meta:generator>LibreOffice/5.1.4.2$Linux_X86_64 LibreOffice_project/10m0$Build-2</meta:generator>
    <meta:document-statistic meta:table-count="0" meta:image-count="0" meta:object-count="0" meta:page-count="2" meta:paragraph-count="22" meta:word-count="606" meta:character-count="3271" meta:non-whitespace-character-count="2674"/>
  </office:meta>
</office:document-meta>
</file>